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'Segoe UI', Arial, 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1aa5" officeooo:paragraph-rsid="00001aa5"/>
    </style:style>
    <style:style style:name="P2" style:family="paragraph" style:parent-style-name="Standard">
      <style:text-properties officeooo:rsid="0001de33" officeooo:paragraph-rsid="0001de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La emigracion por paises de los hombres en 2015</text:p>
      <text:p text:style-name="P1">SELECT Nombre, Anyo, Hombres</text:p>
      <text:p text:style-name="P1">FROM Emigrantes, Paises</text:p>
      <text:p text:style-name="P1">WHERE Anyo =2015</text:p>
      <text:p text:style-name="P1">AND Paises.ID = Emigrantes.ID_Pais</text:p>
      <text:p text:style-name="P1"/>
      <text:p text:style-name="P1">2)hombres mujeres por continentes</text:p>
      <text:p text:style-name="P2">select con.Continente,Anyo,SUM(Hombres),SUM(Mujeres)</text:p>
      <text:p text:style-name="P2">from Emigrantes e,Paises p, Continentes con</text:p>
      <text:p text:style-name="P2">where con.ID=p.ID_CONTINENTES and p.ID=e.ID_Pais</text:p>
      <text:p text:style-name="P1"/>
      <text:p text:style-name="P1">3)Variacionde emigrantes entre 2009 y 2015 en valores absolutos y relativos por pais.</text:p>
      <text:p text:style-name="P1"/>
      <text:p text:style-name="P1">4) En que países se ha reducido la emigracion desde 20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'Segoe UI', Arial, 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ON SERGIO</meta:initial-creator>
    <meta:creation-date>2015-10-20T18:28:26.212556238</meta:creation-date>
    <dc:date>2015-10-20T19:00:00.783322439</dc:date>
    <dc:creator>RAMON SERGIO</dc:creator>
    <meta:editing-duration>PT1M4S</meta:editing-duration>
    <meta:editing-cycles>1</meta:editing-cycles>
    <meta:document-statistic meta:table-count="0" meta:image-count="0" meta:object-count="0" meta:page-count="1" meta:paragraph-count="11" meta:word-count="64" meta:character-count="468" meta:non-whitespace-character-count="415"/>
    <meta:generator>LibreOffice/4.2.8.2$Linux_X86_64 LibreOffice_project/420m0$Build-2</meta:generator>
  </office:meta>
</office:document-meta>
</file>